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110.3pt"/>
    </style:style>
    <style:style style:name="co3" style:family="table-column">
      <style:table-column-properties fo:break-before="auto" style:column-width="244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V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E:/VNA/board/VNA.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12/5/2018 11:00:17 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 uF</text:p>
          </table:table-cell>
          <table:table-cell office:value-type="string" calcext:value-type="string">
            <text:p>Capacitors_THT:CP_Radial_D5.0mm_P2.50mm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Capacitors_THT:CP_Radial_D5.0mm_P2.50mm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330 p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330 p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330 p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68 p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68 p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68 p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100 uF</text:p>
          </table:table-cell>
          <table:table-cell office:value-type="string" calcext:value-type="string">
            <text:p>Capacitors_THT:CP_Radial_D5.0mm_P2.50mm</text:p>
          </table:table-cell>
          <table:table-cell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Pin_Headers:Pin_Header_Straight_1x08_Pitch2.54mm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w_conn_rf:bnc_90_1-1337543-0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w_conn_rf:bnc_90_1-1337543-0</text:p>
          </table:table-cell>
          <table:table-cell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onnectors:BARREL_JACK</text:p>
          </table:table-cell>
          <table:table-cell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Pin_Headers:Pin_Header_Straight_2x05_Pitch2.54mm</text:p>
          </table:table-cell>
          <table:table-cell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_Headers:Pin_Header_Straight_1x04_Pitch2.54mm</text:p>
          </table:table-cell>
          <table:table-cell/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/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/>
        </table:table-row>
        <table:table-row table:style-name="ro1">
          <table:table-cell office:value-type="string" calcext:value-type="string">
            <text:p>J20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/>
        </table:table-row>
        <table:table-row table:style-name="ro1">
          <table:table-cell office:value-type="string" calcext:value-type="string">
            <text:p>J21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/>
        </table:table-row>
        <table:table-row table:style-name="ro1">
          <table:table-cell office:value-type="string" calcext:value-type="string">
            <text:p>J2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s_Terminal_Blocks:TerminalBlock_bornier-2_P5.08mm</text:p>
          </table:table-cell>
          <table:table-cell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_NC_Dual</text:p>
          </table:table-cell>
          <table:table-cell office:value-type="string" calcext:value-type="string">
            <text:p>Pin_Headers:Pin_Header_Straight_1x03_Pitch2.54mm</text:p>
          </table:table-cell>
          <table:table-cell/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Jumper_NC_Small</text:p>
          </table:table-cell>
          <table:table-cell office:value-type="string" calcext:value-type="string">
            <text:p>Pin_Headers:Pin_Header_Straight_1x02_Pitch2.54mm</text:p>
          </table:table-cell>
          <table:table-cell/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Jumper_NC_Small</text:p>
          </table:table-cell>
          <table:table-cell office:value-type="string" calcext:value-type="string">
            <text:p>Pin_Headers:Pin_Header_Straight_1x02_Pitch2.54mm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errite_Bead_Small</text:p>
          </table:table-cell>
          <table:table-cell office:value-type="string" calcext:value-type="string">
            <text:p>Inductors_THT:L_Axial_L5.3mm_D2.2mm_P7.62mm_Horizontal_Vishay_IM-1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errite_Bead_Small</text:p>
          </table:table-cell>
          <table:table-cell office:value-type="string" calcext:value-type="string">
            <text:p>Inductors_THT:L_Axial_L5.3mm_D2.2mm_P7.62mm_Horizontal_Vishay_IM-1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errite_Bead_Small</text:p>
          </table:table-cell>
          <table:table-cell office:value-type="string" calcext:value-type="string">
            <text:p>Inductors_THT:L_Axial_L5.3mm_D2.2mm_P7.62mm_Horizontal_Vishay_IM-1</text:p>
          </table:table-cell>
          <table:table-cell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Ferrite_Bead_Small</text:p>
          </table:table-cell>
          <table:table-cell office:value-type="string" calcext:value-type="string">
            <text:p>Inductors_THT:L_Axial_L5.3mm_D2.2mm_P7.62mm_Horizontal_Vishay_IM-1</text:p>
          </table:table-cell>
          <table:table-cell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Ferrite_Bead_Small</text:p>
          </table:table-cell>
          <table:table-cell office:value-type="string" calcext:value-type="string">
            <text:p>Inductors_THT:L_Axial_L5.3mm_D2.2mm_P7.62mm_Horizontal_Vishay_IM-1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SS9018</text:p>
          </table:table-cell>
          <table:table-cell office:value-type="string" calcext:value-type="string">
            <text:p>TO_SOT_Packages_THT:TO-92_Molded_Narrow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<text:s/>10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<text:s/>10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5R1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51R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51R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5R1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51R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4R7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I5351A</text:p>
          </table:table-cell>
          <table:table-cell office:value-type="string" calcext:value-type="string">
            <text:p>Housings_SSOP:MSOP-10_3x3mm_Pitch0.5mm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M339</text:p>
          </table:table-cell>
          <table:table-cell office:value-type="string" calcext:value-type="string">
            <text:p>Housings_DIP:DIP-14_W7.62mm_Socket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A612</text:p>
          </table:table-cell>
          <table:table-cell office:value-type="string" calcext:value-type="string">
            <text:p>Housings_DIP:DIP-8_W7.62mm_Socket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SA612</text:p>
          </table:table-cell>
          <table:table-cell office:value-type="string" calcext:value-type="string">
            <text:p>Housings_DIP:DIP-8_W7.62mm_Socket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SA612</text:p>
          </table:table-cell>
          <table:table-cell office:value-type="string" calcext:value-type="string">
            <text:p>Housings_DIP:DIP-8_W7.62mm_Socket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Housings_DIP:DIP-8_W7.62mm_Socket</text:p>
          </table:table-cell>
          <table:table-cell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Housings_DIP:DIP-8_W7.62mm_Socket</text:p>
          </table:table-cell>
          <table:table-cell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LM7805_TO220</text:p>
          </table:table-cell>
          <table:table-cell office:value-type="string" calcext:value-type="string">
            <text:p>TO_SOT_Packages_THT:TO-220-3_Vertical</text:p>
          </table:table-cell>
          <table:table-cell/>
        </table:table-row>
        <table:table-row table:style-name="ro1">
          <table:table-cell office:value-type="string" calcext:value-type="string">
            <text:p>UB1</text:p>
          </table:table-cell>
          <table:table-cell office:value-type="string" calcext:value-type="string">
            <text:p>BLUEPILL</text:p>
          </table:table-cell>
          <table:table-cell office:value-type="string" calcext:value-type="string">
            <text:p>VNA:BLUEPILL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27 MHz</text:p>
          </table:table-cell>
          <table:table-cell office:value-type="string" calcext:value-type="string">
            <text:p>Crystals:Crystal_HC49-U_Vertic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5T11:01:59.654000000</dc:date>
    <meta:editing-duration>PT54S</meta:editing-duration>
    <meta:editing-cycles>1</meta:editing-cycles>
    <meta:document-statistic meta:table-count="1" meta:cell-count="392" meta:object-count="0"/>
    <meta:generator>LibreOffice/5.4.0.3$Windows_x86 LibreOffice_project/7556cbc6811c9d992f4064ab9287069087d7f62c</meta:generator>
  </office:meta>
</office:document-meta>
</file>